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type="double" style:text-underline-width="auto" style:text-underline-color="font-color" officeooo:rsid="004dffcc" officeooo:paragraph-rsid="0052d9bc"/>
    </style:style>
    <style:style style:name="P2" style:family="paragraph" style:parent-style-name="Standard">
      <style:text-properties fo:font-weight="normal" officeooo:paragraph-rsid="0075bda7" style:font-weight-asian="normal" style:font-weight-complex="normal"/>
    </style:style>
    <style:style style:name="P3" style:family="paragraph" style:parent-style-name="Standard">
      <style:text-properties officeooo:rsid="006808ac" officeooo:paragraph-rsid="00778334"/>
    </style:style>
    <style:style style:name="P4" style:family="paragraph" style:parent-style-name="Standard">
      <style:text-properties officeooo:paragraph-rsid="0075bda7"/>
    </style:style>
    <style:style style:name="P5" style:family="paragraph" style:parent-style-name="Standard">
      <style:text-properties style:text-underline-style="none" fo:font-weight="bold" officeooo:rsid="00381a49" officeooo:paragraph-rsid="0075bda7" style:font-weight-asian="bold" style:font-weight-complex="bold"/>
    </style:style>
    <style:style style:name="P6" style:family="paragraph" style:parent-style-name="Standard">
      <style:text-properties style:text-underline-style="none" fo:font-weight="normal" officeooo:rsid="003b3c60" officeooo:paragraph-rsid="0075bda7" style:font-weight-asian="normal" style:font-weight-complex="normal"/>
    </style:style>
    <style:style style:name="P7" style:family="paragraph" style:parent-style-name="Standard">
      <style:text-properties fo:font-weight="bold" officeooo:paragraph-rsid="0075bda7" style:font-weight-asian="bold" style:font-weight-complex="bold"/>
    </style:style>
    <style:style style:name="P8" style:family="paragraph" style:parent-style-name="Standard" style:master-page-name="Standard">
      <style:paragraph-properties style:page-number="auto"/>
      <style:text-properties style:text-underline-style="solid" style:text-underline-width="auto" style:text-underline-color="font-color" fo:font-weight="bold" officeooo:rsid="0075f58a" officeooo:paragraph-rsid="0075f58a" style:font-weight-asian="bold" style:font-weight-complex="bold"/>
    </style:style>
    <style:style style:name="P9" style:family="paragraph" style:parent-style-name="Standard">
      <style:text-properties fo:font-weight="bold" officeooo:paragraph-rsid="0075bda7" style:font-weight-asian="bold" style:font-weight-complex="bold"/>
    </style:style>
    <style:style style:name="P10" style:family="paragraph" style:parent-style-name="Standard">
      <style:text-properties style:font-name="Liberation Serif" fo:font-weight="bold" officeooo:paragraph-rsid="0075bda7" style:font-weight-asian="bold" style:font-weight-complex="bold"/>
    </style:style>
    <style:style style:name="P11" style:family="paragraph" style:parent-style-name="Standard">
      <style:text-properties style:font-name="Liberation Serif" fo:font-weight="bold" officeooo:rsid="00794103" officeooo:paragraph-rsid="00794103" style:font-weight-asian="bold" style:font-weight-complex="bold"/>
    </style:style>
    <style:style style:name="P12" style:family="paragraph" style:parent-style-name="Standard">
      <style:text-properties style:font-name="Liberation Serif" officeooo:paragraph-rsid="0075bda7"/>
    </style:style>
    <style:style style:name="P13" style:family="paragraph" style:parent-style-name="Standard">
      <style:text-properties style:font-name="Liberation Serif" fo:font-size="12pt" style:font-size-asian="12pt" style:font-size-complex="12pt"/>
    </style:style>
    <style:style style:name="P14" style:family="paragraph" style:parent-style-name="Standard">
      <style:text-properties style:text-underline-style="none" fo:font-weight="normal" officeooo:rsid="00360226" officeooo:paragraph-rsid="00794103" style:font-weight-asian="normal" style:font-weight-complex="normal"/>
    </style:style>
    <style:style style:name="P15" style:family="paragraph" style:parent-style-name="Preformatted_20_Text">
      <style:text-properties style:font-name="Liberation Serif" fo:font-size="12pt" style:font-size-asian="12pt" style:font-size-complex="12pt"/>
    </style:style>
    <style:style style:name="P16" style:family="paragraph" style:parent-style-name="Preformatted_20_Text">
      <style:text-properties style:font-name="Liberation Serif" fo:font-size="12pt" fo:font-weight="bold" style:font-size-asian="12pt" style:font-weight-asian="bold" style:font-size-complex="12pt" style:font-weight-complex="bold"/>
    </style:style>
    <style:style style:name="P17" style:family="paragraph" style:list-style-name="L2">
      <style:text-properties style:font-name="Liberation Serif" fo:font-size="12pt" style:font-size-asian="12pt" style:font-size-complex="12pt"/>
    </style:style>
    <style:style style:name="P18" style:family="paragraph" style:list-style-name="L3">
      <style:text-properties style:font-name="Liberation Serif" fo:font-size="12pt" style:font-size-asian="12pt" style:font-size-complex="12pt"/>
    </style:style>
    <style:style style:name="P19" style:family="paragraph" style:list-style-name="L4">
      <style:text-properties style:font-name="Liberation Serif"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8108c4" style:font-weight-asian="normal" style:font-weight-complex="normal"/>
    </style:style>
    <style:style style:name="T3" style:family="text">
      <style:text-properties officeooo:rsid="00433f27"/>
    </style:style>
    <style:style style:name="T4" style:family="text">
      <style:text-properties officeooo:rsid="003da86b"/>
    </style:style>
    <style:style style:name="T5" style:family="text">
      <style:text-properties officeooo:rsid="00382c77"/>
    </style:style>
    <style:style style:name="T6" style:family="text">
      <style:text-properties officeooo:rsid="0078c8a4"/>
    </style:style>
    <style:style style:name="T7" style:family="text">
      <style:text-properties fo:color="#800000" officeooo:rsid="003da86b" fo:background-color="#ffff00" loext:char-shading-value="0"/>
    </style:style>
    <style:style style:name="T8" style:family="text">
      <style:text-properties style:font-name="Courier New" fo:font-size="8.60000038146973pt"/>
    </style:style>
    <style:style style:name="T9" style:family="text">
      <style:text-properties style:font-name="Courier New" fo:font-size="8.60000038146973pt" fo:font-weight="bold" officeooo:rsid="00794103" style:font-weight-asian="bold" style:font-weight-complex="bold"/>
    </style:style>
    <style:style style:name="T10" style:family="text">
      <style:text-properties style:font-name="Courier New" fo:font-size="8.60000038146973pt" style:text-underline-style="none" fo:font-weight="normal" officeooo:rsid="00360226" style:font-weight-asian="normal" style:font-weight-complex="normal"/>
    </style:style>
    <style:style style:name="T11" style:family="text">
      <style:text-properties style:font-name="Liberation Serif"/>
    </style:style>
    <style:style style:name="T12" style:family="text">
      <style:text-properties officeooo:rsid="00794103"/>
    </style:style>
    <style:style style:name="T13" style:family="text">
      <style:text-properties fo:color="#e8bf6a" style:font-name="Courier New" fo:font-size="8.60000038146973pt"/>
    </style:style>
    <style:style style:name="T14" style:family="text">
      <style:text-properties fo:color="#bababa" style:font-name="Courier New" fo:font-size="8.60000038146973pt"/>
    </style:style>
    <style:style style:name="T15" style:family="text">
      <style:text-properties fo:color="#a5c261" style:font-name="Courier New" fo:font-size="8.6000003814697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ision</text:p>
      <text:p text:style-name="P7"/>
      <text:p text:style-name="P7">Elyoos - das Netzwerk für einen sozialen Wandel</text:p>
      <text:p text:style-name="P7"/>
      <text:p text:style-name="P15">Diese Internetplattform widmet sich der Frage, was jeder Einzelne tun kann um unsere Welt zum Positiven zu verändern. Die Vision ist ein modernes, soziales Netzwerk, welches inspiriert, die Augen öffnet und Wege zu einem achtsamen Leben aufzeigt. Elyoos wurde von Grund auf als unterstützendes Werkzeug für einen sozialen Wandel konzipiert. Daraus ergeben sich einige Vorteile gegenüber bestehenden Plattformen:</text:p>
      <text:p text:style-name="P15"/>
      <text:list xml:id="list5685472922405700079" text:style-name="L2">
        <text:list-item>
          <text:p>Beiträge werden explizit zur Thematik erstellt und geteilt. Dadurch gehen die relevanten Informationen nicht in der Flut von allgemeinen Beiträgen unter.</text:p>
        </text:list-item>
        <text:list-item>
          <text:p>Übersichtliche, zeitgemässe Darstellung mit detaillierten Filtermöglichkeiten.</text:p>
        </text:list-item>
        <text:list-item>
          <text:p>Vernetzung einer Bewegung, welche sich aktiv für eine positive Veränderung der Gesellschaft einsetzt.</text:p>
        </text:list-item>
        <text:list-item>
          <text:p>Jeder kann seine Ideen für die Weiterentwicklung von Elyoos einbringen.</text:p>
        </text:list-item>
        <text:list-item>
          <text:p>Keine Werbung. Das Projekt wird ausschliesslich über Spenden finanziert.</text:p>
        </text:list-item>
        <text:list-item>
          <text:p>Deine Daten werden nicht an Dritte weitergegeben.</text:p>
        </text:list-item>
      </text:list>
      <text:p text:style-name="P10"/>
      <text:p text:style-name="P11">Was bereits umgesetzt wurde</text:p>
      <text:p text:style-name="P11"/>
      <text:p text:style-name="P15">Folgende Funktionen sind zu diesem Zeitpunkt realisiert:</text:p>
      <text:p text:style-name="P13"/>
      <text:list xml:id="list4524616314091658301" text:style-name="L3">
        <text:list-item>
          <text:p>Du kannst dich mit Gleichgesinnten vernetzen.</text:p>
        </text:list-item>
        <text:list-item>
          <text:p>Empfehle Bücher, Videos, Blogs oder Weblinks zu den Themen Umwelt, Gesundheit, Spiritualität, Persönliche Entwicklung, Gesellschaft, Bildung, Wirtschaft und Politik.</text:p>
        </text:list-item>
        <text:list-item>
          <text:p>Es werden dir die Beiträge angezeigt welche am meisten empfohlen wurden.</text:p>
        </text:list-item>
        <text:list-item>
          <text:p>Schreibe Blogs um deine Gedanken zum sozialen Wandel mitzuteilen.</text:p>
        </text:list-item>
        <text:list-item>
          <text:p>Sende Nachrichten an andere User von Elyoos.</text:p>
        </text:list-item>
      </text:list>
      <text:p text:style-name="P11"/>
      <text:p text:style-name="P11">Was sind die nächsten Schritte</text:p>
      <text:p text:style-name="P11"/>
      <text:p text:style-name="P15">Vor zwei Jahren kündigte ich meinen Job um mich voll und ganz diesem Projekt zu widmen. In dieser Zeit, welche ich durch mein Erspartes finanzierte, programmierte ich zu Hause das Fundament für Elyoos. Es braucht jedoch noch viele Stunden an Entwicklungsarbeit, damit aus der Vision eines weltumspannenden Netzwerkes für den sozialen Wandel Realität wird. Um die Finanzierung für die Weiterentwicklung zu sicher, startete ich auf WeMakeIt eine Crowdfunding Kampagne, die bis zum 7. November dauern wird. Diese finanzielle Unterstützung ermöglicht es mir, ein weiteres Jahr an Elyoos zu arbeiten, um unter anderem die folgenden Funktionalitäten umzusetzen:</text:p>
      <text:list xml:id="list2422073491194361160" text:style-name="L4">
        <text:list-item>
          <text:p>Wäre es zum Beispiel nicht interessant zu wissen, ob es eine Meditationsgruppe in deiner Nähe gibt? Elyoos soll dir einen Überblick über die Möglichkeiten in deiner Umgebung verschaffen.</text:p>
        </text:list-item>
        <text:list-item>
          <text:p>Ein Forum, in dem Fragen zu aktuellen Themen gestellt und diskutiert werden können.</text:p>
        </text:list-item>
        <text:list-item>
          <text:p>Feinschliff der bestehenden Funktionen.</text:p>
        </text:list-item>
        <text:list-item>
          <text:p>Im Moment ist die Seite für den deutschsprachigen Raum konzipiert. Eine Übersetzung ins Englische soll folgen.</text:p>
        </text:list-item>
      </text:list>
      <text:p text:style-name="P13"/>
      <text:p text:style-name="P15">Ein weiteres Ziel besteht darin, möglichst viele Leute zu mobilisieren, die Elyoos aktiv nutzen und es mit Leben füllen. Zudem möchte ich eure Ideen in die Weiterentwicklung einfliessen lassen, um gemeinsam die ideale Plattform für den sozialen Wandel zu <text:span text:style-name="T12">er</text:span>schaffen.</text:p>
      <text:p text:style-name="P11"/>
      <text:p text:style-name="P16"><text:soft-page-break/>Welchen Nutzen hat Elyoos für dich?</text:p>
      <text:p text:style-name="P13"/>
      <text:p text:style-name="P15">Ein sozialer Wandel zu einer friedlichen und gerechten Welt beginnt meiner Ansicht nach bei jedem Einzelnen. Doch wie stellt man das an? Welche Lösungsansätze existieren bereits? Mit Elyoos erhältst du die Möglichkeit vom Wissen deiner Mitmenschen zu profitieren. Zudem kannst du deine eigenen Erfahrungen weitergeben und dich konstruktiv an der Lösungsfindung aktueller Probleme beteiligen. All dies soll auch dazu beitragen, dass du dich als Persönlichkeit weiterentwickeln kannst und dir neue Wege aufgezeigt werden, die dein Leben bereicher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6-09-23T14:36:13.014000000</dc:date>
    <meta:editing-duration>PT12H26M43S</meta:editing-duration>
    <meta:editing-cycles>66</meta:editing-cycles>
    <meta:generator>LibreOffice/5.1.4.2$Windows_x86 LibreOffice_project/f99d75f39f1c57ebdd7ffc5f42867c12031db97a</meta:generator>
    <meta:print-date>2016-09-03T14:07:55.944000000</meta:print-date>
    <meta:document-statistic meta:table-count="0" meta:image-count="0" meta:object-count="0" meta:page-count="2" meta:paragraph-count="25" meta:word-count="496" meta:character-count="3427" meta:non-whitespace-character-count="2971"/>
  </office:meta>
</office:document-meta>
</file>